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6.595cm" fo:margin-left="1.942cm" table:align="left"/>
    </style:style>
    <style:style style:name="Tabla1.A" style:family="table-column">
      <style:table-column-properties style:column-width="11.024cm"/>
    </style:style>
    <style:style style:name="Tabla1.B" style:family="table-column">
      <style:table-column-properties style:column-width="5.57cm"/>
    </style:style>
    <style:style style:name="Tabla1.1" style:family="table-row">
      <style:table-row-properties style:min-row-height="0.499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501cm"/>
    </style:style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" style:family="paragraph" style:parent-style-name="Texto_20_independiente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fo:background-color="transparent">
        <style:tab-stops/>
      </style:paragraph-properties>
      <style:text-properties officeooo:paragraph-rsid="005e42a5" fo:hyphenate="false" loext:hyphenation-no-caps="false"/>
    </style:style>
    <style:style style:name="P5" style:family="paragraph" style:parent-style-name="Texto_20_independiente">
      <loext:graphic-properties draw:fill-hatch-name="hatch"/>
      <style:paragraph-properties fo:margin-left="9.451cm" fo:margin-right="0cm" fo:margin-top="0.199cm" fo:margin-bottom="0cm" style:contextual-spacing="false" fo:text-indent="0cm" style:auto-text-indent="false">
        <style:tab-stops/>
      </style:paragraph-properties>
    </style:style>
    <style:style style:name="P6" style:family="paragraph" style:parent-style-name="Texto_20_independiente">
      <loext:graphic-properties draw:fill-hatch-name="hatch"/>
      <style:paragraph-properties fo:margin-left="2.708cm" fo:margin-right="0cm" fo:margin-top="0.101cm" fo:margin-bottom="0cm" style:contextual-spacing="false" fo:text-indent="0cm" style:auto-text-indent="false">
        <style:tab-stops/>
      </style:paragraph-properties>
    </style:style>
    <style:style style:name="P7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8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1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3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5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6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Standard">
      <style:paragraph-properties fo:orphans="0" fo:widows="0"/>
      <style:text-properties style:font-name="Times New Roman" fo:font-size="8pt" officeooo:paragraph-rsid="0057e503" style:font-size-asian="8pt"/>
    </style:style>
    <style:style style:name="P18" style:family="paragraph" style:parent-style-name="Table_20_Paragraph">
      <style:paragraph-properties fo:orphans="0" fo:widows="0"/>
      <style:text-properties style:font-name="Times New Roman" fo:font-size="8pt" officeooo:paragraph-rsid="0057e503" style:font-size-asian="8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2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7e503" fo:hyphenate="false" loext:hyphenation-no-caps="false"/>
    </style:style>
    <style:style style:name="P23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25" style:family="paragraph" style:parent-style-name="Table_20_Paragraph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fo:background-color="transparent" style:writing-mode="lr-tb"/>
      <style:text-properties style:font-name="Arial1" fo:font-size="7pt" fo:language="es" fo:country="ES" fo:font-style="normal" officeooo:paragraph-rsid="005e42a5" style:font-size-asian="6.09999990463257pt" style:font-style-asian="normal" style:font-size-complex="7pt" style:font-style-complex="normal" fo:hyphenate="false" loext:hyphenation-no-caps="false"/>
    </style:style>
    <style:style style:name="P26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pt" fo:font-style="normal" officeooo:paragraph-rsid="002df1fe" style:font-size-asian="6.09999990463257pt" style:font-style-asian="normal" style:font-size-complex="7pt" style:font-style-complex="normal" fo:hyphenate="false" loext:hyphenation-no-caps="false"/>
    </style:style>
    <style:style style:name="P27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8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0" style:family="paragraph" style:parent-style-name="Table_20_Heading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3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3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34" style:family="paragraph" style:parent-style-name="Texto_20_independiente">
      <loext:graphic-properties draw:fill="none" draw:fill-hatch-name="hatch"/>
      <style:paragraph-properties fo:margin-left="1.9cm" fo:margin-right="0cm" fo:margin-top="0cm" fo:margin-bottom="0cm" style:contextual-spacing="false" fo:hyphenation-ladder-count="no-limit" fo:text-indent="0cm" style:auto-text-indent="false" fo:background-color="transparent">
        <style:tab-stops/>
      </style:paragraph-properties>
      <style:text-properties fo:language="es" fo:country="ES" fo:font-style="normal" style:font-style-asian="normal" style:font-style-complex="normal" fo:hyphenate="false" loext:hyphenation-no-caps="false"/>
    </style:style>
    <style:style style:name="P35" style:family="paragraph" style:parent-style-name="Texto_20_independiente" style:master-page-name="">
      <loext:graphic-properties draw:fill="none" draw:fill-hatch-name="hatch"/>
      <style:paragraph-properties fo:margin-left="1.9cm" fo:margin-right="5.2cm" fo:margin-top="0.199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3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7pt" fo:language="es" fo:country="ES" style:font-size-asian="6.09999990463257pt" style:font-size-complex="7pt" style:text-scale="105%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7pt" fo:letter-spacing="-0.004cm" fo:language="ca" fo:country="ES" fo:font-style="normal" officeooo:rsid="003ca04d" officeooo:paragraph-rsid="0063b4ea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P38" style:family="paragraph" style:parent-style-name="Texto_20_independiente">
      <style:paragraph-properties fo:margin-top="0.002cm" fo:margin-bottom="0cm" style:contextual-spacing="false"/>
      <style:text-properties fo:font-size="7pt" fo:language="es" fo:country="ES" officeooo:paragraph-rsid="005e42a5" style:font-size-asian="6.09999990463257pt" style:font-size-complex="7pt"/>
    </style:style>
    <style:style style:name="P39" style:family="paragraph" style:parent-style-name="Normal" style:master-page-name="MP0">
      <loext:graphic-properties draw:fill-hatch-name="hatch"/>
      <style:paragraph-properties fo:margin-top="0cm" fo:margin-bottom="0cm" style:contextual-spacing="false" fo:text-align="center" style:justify-single-word="false" style:page-number="auto" fo:padding="0.049cm" fo:border="0.06pt solid #000000">
        <style:tab-stops/>
      </style:paragraph-properties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fo:color="#221e1f" loext:opacity="100%" style:font-name="Arial" fo:font-size="6pt" fo:letter-spacing="-0.004cm" fo:language="ca" fo:country="ES" fo:font-style="normal" officeooo:rsid="003ca04d" officeooo:paragraph-rsid="0063b4ea" style:font-name-asian="Arial3" style:font-size-asian="6pt" style:language-asian="en" style:country-asian="US" style:font-style-asian="normal" style:font-name-complex="Arial3" style:font-size-complex="6pt" style:language-complex="ar" style:country-complex="SA" style:font-style-complex="normal"/>
    </style:style>
    <style:style style:name="P41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officeooo:paragraph-rsid="005e42a5"/>
    </style:style>
    <style:style style:name="P42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5e42a5" style:font-size-asian="7.5pt" style:font-size-complex="7.5pt"/>
    </style:style>
    <style:style style:name="P43" style:family="paragraph" style:parent-style-name="Table_20_Contents">
      <loext:graphic-properties draw:fill-hatch-name="hatch"/>
      <style:paragraph-properties fo:margin-top="0cm" fo:margin-bottom="0.101cm" style:contextual-spacing="false"/>
      <style:text-properties style:font-name="arial" fo:font-size="7.5pt" officeooo:paragraph-rsid="0070bf9a" style:font-size-asian="7.5pt" style:font-size-complex="7.5pt"/>
    </style:style>
    <style:style style:name="P44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>
        <style:tab-stops>
          <style:tab-stop style:position="0.568cm"/>
        </style:tab-stops>
      </style:paragraph-properties>
      <style:text-properties officeooo:paragraph-rsid="005d67b2" fo:hyphenate="false" loext:hyphenation-no-caps="false"/>
    </style:style>
    <style:style style:name="P45" style:family="paragraph">
      <style:paragraph-properties fo:text-align="start"/>
      <style:text-properties style:text-line-through-style="none" style:text-line-through-type="none" style:font-name="Arial5" fo:font-size="7pt" fo:font-style="normal" style:text-underline-style="none"/>
    </style:style>
    <style:style style:name="P4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7" style:family="paragraph">
      <style:paragraph-properties fo:text-align="start"/>
      <style:text-properties style:font-name="Arial4" fo:font-size="7pt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55897a" style:font-size-asian="9pt" style:text-scale="105%"/>
    </style:style>
    <style:style style:name="T4" style:family="text">
      <style:text-properties fo:color="#221e1f" loext:opacity="100%" fo:font-size="9pt" fo:language="es" fo:country="ES" officeooo:rsid="0018514d" style:font-size-asian="9pt"/>
    </style:style>
    <style:style style:name="T5" style:family="text">
      <style:text-properties fo:color="#221e1f" loext:opacity="100%" fo:font-size="9pt" fo:language="es" fo:country="ES" officeooo:rsid="001a92c4" style:font-size-asian="9pt"/>
    </style:style>
    <style:style style:name="T6" style:family="text">
      <style:text-properties fo:color="#221e1f" loext:opacity="100%" fo:font-size="9pt" fo:language="es" fo:country="ES" officeooo:rsid="002a0fba" style:font-size-asian="9pt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style:text-position="sub 58%" fo:font-size="9pt" fo:language="es" fo:country="ES" officeooo:rsid="001a92c4" style:font-size-asian="9pt"/>
    </style:style>
    <style:style style:name="T9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0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12" style:family="text">
      <style:text-properties fo:color="#221e1f" loext:opacity="100%" style:font-name="Arial" fo:font-size="7pt" fo:letter-spacing="-0.004cm" fo:language="ca" fo:country="ES" fo:font-style="normal" officeooo:rsid="003ca04d" style:font-name-asian="Arial3" style:font-size-asian="7pt" style:language-asian="en" style:country-asian="US" style:font-style-asian="normal" style:font-name-complex="Arial3" style:font-size-complex="7pt" style:language-complex="ar" style:country-complex="SA" style:font-style-complex="normal"/>
    </style:style>
    <style:style style:name="T13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14" style:family="text">
      <style:text-properties fo:color="#221e1f" loext:opacity="100%" fo:font-size="7pt" fo:language="es" fo:country="ES" officeooo:rsid="0055897a" style:font-size-asian="6.09999990463257pt" style:font-size-complex="7pt" style:text-scale="105%"/>
    </style:style>
    <style:style style:name="T15" style:family="text">
      <style:text-properties fo:color="#221e1f" loext:opacity="100%" fo:font-size="7pt" fo:letter-spacing="-0.002cm" fo:language="es" fo:country="ES" style:font-size-asian="6.09999990463257pt" style:font-size-complex="7pt" style:text-scale="105%"/>
    </style:style>
    <style:style style:name="T16" style:family="text">
      <style:text-properties fo:color="#221e1f" loext:opacity="100%" fo:font-size="6pt" fo:language="es" fo:country="ES" style:font-size-asian="5.25pt" style:font-size-complex="6pt"/>
    </style:style>
    <style:style style:name="T17" style:family="text">
      <style:text-properties fo:color="#221e1f" loext:opacity="100%" fo:font-size="6pt" fo:language="es" fo:country="ES" style:font-size-asian="5.25pt" style:font-size-complex="6pt" style:text-scale="105%"/>
    </style:style>
    <style:style style:name="T18" style:family="text">
      <style:text-properties fo:color="#221e1f" loext:opacity="100%" style:font-name="Arial2" fo:font-size="9pt" fo:language="es" fo:country="ES" fo:font-weight="bold" officeooo:rsid="007247bc" style:font-name-asian="Arial2" style:font-size-asian="9pt" style:font-weight-asian="bold" style:font-name-complex="Arial2" style:text-scale="105%"/>
    </style:style>
    <style:style style:name="T19" style:family="text">
      <style:text-properties fo:color="#221e1f" loext:opacity="100%" style:font-name="Arial2" fo:font-size="9pt" fo:language="es" fo:country="ES" fo:font-weight="bold" officeooo:rsid="0075d6df" style:font-name-asian="Arial2" style:font-size-asian="9pt" style:font-weight-asian="bold" style:font-name-complex="Arial2" style:text-scale="105%"/>
    </style:style>
    <style:style style:name="T20" style:family="text">
      <style:text-properties fo:font-size="7.5pt" fo:letter-spacing="-0.004cm" fo:font-style="italic" style:font-size-asian="7.5pt" style:font-style-asian="italic"/>
    </style:style>
    <style:style style:name="T21" style:family="text">
      <style:text-properties fo:font-size="7.5pt" fo:letter-spacing="-0.004cm" fo:font-style="italic" officeooo:rsid="004327e9" style:font-size-asian="7.5pt" style:font-style-asian="italic"/>
    </style:style>
    <style:style style:name="T22" style:family="text">
      <style:text-properties fo:font-size="7.5pt" fo:letter-spacing="-0.004cm" fo:font-style="italic" officeooo:rsid="004036b1" style:font-size-asian="7.5pt" style:font-style-asian="italic"/>
    </style:style>
    <style:style style:name="T23" style:family="text">
      <style:text-properties fo:font-size="7.5pt" fo:letter-spacing="-0.004cm" fo:font-style="italic" officeooo:rsid="001e4335" style:font-size-asian="7.5pt" style:font-style-asian="italic"/>
    </style:style>
    <style:style style:name="T24" style:family="text">
      <style:text-properties fo:font-size="7.5pt" fo:letter-spacing="-0.004cm" fo:font-style="italic" officeooo:rsid="00569322" style:font-size-asian="7.5pt" style:font-style-asian="italic"/>
    </style:style>
    <style:style style:name="T25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26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27" style:family="text">
      <style:text-properties fo:font-size="6pt" style:font-size-asian="6pt"/>
    </style:style>
    <style:style style:name="T28" style:family="text">
      <style:text-properties fo:font-size="6pt" officeooo:rsid="00531b7f" style:font-size-asian="6pt"/>
    </style:style>
    <style:style style:name="T29" style:family="text">
      <style:text-properties fo:font-size="6pt" fo:letter-spacing="-0.012cm" style:font-size-asian="6pt"/>
    </style:style>
    <style:style style:name="T30" style:family="text">
      <style:text-properties fo:font-size="6pt" fo:letter-spacing="-0.012cm" officeooo:rsid="001a92c4" style:font-size-asian="6pt"/>
    </style:style>
    <style:style style:name="T31" style:family="text">
      <style:text-properties fo:font-size="6pt" fo:letter-spacing="-0.007cm" fo:font-style="italic" style:font-size-asian="6pt" style:font-style-asian="italic"/>
    </style:style>
    <style:style style:name="T32" style:family="text">
      <style:text-properties fo:font-size="6pt" fo:letter-spacing="-0.009cm" style:font-size-asian="6pt"/>
    </style:style>
    <style:style style:name="T33" style:family="text">
      <style:text-properties fo:font-size="6pt" fo:letter-spacing="-0.009cm" fo:font-style="italic" style:font-size-asian="6pt" style:font-style-asian="italic"/>
    </style:style>
    <style:style style:name="T34" style:family="text">
      <style:text-properties fo:font-size="6pt" fo:font-style="italic" style:font-size-asian="6pt" style:font-style-asian="italic"/>
    </style:style>
    <style:style style:name="T35" style:family="text">
      <style:text-properties fo:font-size="6pt" fo:letter-spacing="-0.004cm" fo:font-style="italic" style:font-size-asian="6pt" style:font-style-asian="italic"/>
    </style:style>
    <style:style style:name="T36" style:family="text">
      <style:text-properties fo:font-size="6pt" fo:letter-spacing="-0.004cm" fo:font-style="normal" officeooo:rsid="00531b7f" style:font-size-asian="6pt" style:font-style-asian="normal" style:font-style-complex="normal"/>
    </style:style>
    <style:style style:name="T37" style:family="text">
      <style:text-properties fo:font-size="6pt" fo:letter-spacing="-0.004cm" fo:font-style="normal" officeooo:rsid="005d67b2" style:font-size-asian="6pt" style:font-style-asian="normal" style:font-style-complex="normal"/>
    </style:style>
    <style:style style:name="T38" style:family="text">
      <style:text-properties fo:font-size="6pt" fo:letter-spacing="-0.011cm" fo:font-style="italic" style:font-size-asian="6pt" style:font-style-asian="italic"/>
    </style:style>
    <style:style style:name="T39" style:family="text">
      <style:text-properties fo:letter-spacing="-0.005cm"/>
    </style:style>
    <style:style style:name="T40" style:family="text">
      <style:text-properties fo:letter-spacing="-0.004cm"/>
    </style:style>
    <style:style style:name="T41" style:family="text">
      <style:text-properties fo:letter-spacing="-0.007cm"/>
    </style:style>
    <style:style style:name="T42" style:family="text">
      <style:text-properties fo:letter-spacing="0.055cm"/>
    </style:style>
    <style:style style:name="T43" style:family="text">
      <style:text-properties officeooo:rsid="004c4f2e"/>
    </style:style>
    <style:style style:name="T44" style:family="text">
      <style:text-properties officeooo:rsid="0055897a"/>
    </style:style>
    <style:style style:name="T45" style:family="text">
      <style:text-properties style:font-name="Arial2" officeooo:rsid="0055897a" style:font-name-asian="Arial2" style:font-name-complex="Arial2"/>
    </style:style>
    <style:style style:name="T46" style:family="text">
      <style:text-properties style:font-name="Arial2" fo:font-size="6pt" fo:letter-spacing="-0.004cm" fo:font-style="normal" officeooo:rsid="005d67b2" style:font-name-asian="Arial2" style:font-size-asian="6pt" style:font-style-asian="normal" style:font-name-complex="Arial2" style:font-style-complex="normal"/>
    </style:style>
    <style:style style:name="T47" style:family="text">
      <style:text-properties officeooo:rsid="005ee0cb"/>
    </style:style>
    <style:style style:name="T48" style:family="text">
      <style:text-properties officeooo:rsid="0068441f"/>
    </style:style>
    <style:style style:name="T49" style:family="text">
      <style:text-properties style:font-name="arial" fo:font-size="7.5pt" style:font-size-asian="7.5pt" style:font-size-complex="7.5pt"/>
    </style:style>
    <style:style style:name="T50" style:family="text">
      <style:text-properties officeooo:rsid="0070bf9a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1" form:control-implementation="ooo:com.sun.star.form.component.ComboBox" xml:id="control8" form:id="control8" form:dropdown="true" form:size="20" form:tab-index="1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heckbox form:name="C_Docu1" form:control-implementation="ooo:com.sun.star.form.component.CheckBox" xml:id="control9" form:id="control9" form:label="Casilla" form:tab-index="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_NIA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11" form:id="control11" form:dropdown="true" form:size="20" form:tab-index="1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3" form:control-implementation="ooo:com.sun.star.form.component.ComboBox" xml:id="control12" form:id="control12" form:dropdown="true" form:size="20" form:tab-index="1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4" form:control-implementation="ooo:com.sun.star.form.component.ComboBox" xml:id="control13" form:id="control13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5" form:control-implementation="ooo:com.sun.star.form.component.ComboBox" xml:id="control14" form:id="control14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6" form:control-implementation="ooo:com.sun.star.form.component.ComboBox" xml:id="control15" form:id="control15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7" form:control-implementation="ooo:com.sun.star.form.component.ComboBox" xml:id="control16" form:id="control16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8" form:control-implementation="ooo:com.sun.star.form.component.ComboBox" xml:id="control17" form:id="control17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9" form:control-implementation="ooo:com.sun.star.form.component.ComboBox" xml:id="control18" form:id="control18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0" form:control-implementation="ooo:com.sun.star.form.component.ComboBox" xml:id="control19" form:id="control19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1" form:control-implementation="ooo:com.sun.star.form.component.ComboBox" xml:id="control20" form:id="control20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combobox form:name="C_Modulo12" form:control-implementation="ooo:com.sun.star.form.component.ComboBox" xml:id="control21" form:id="control21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47 - Gestión de la Documentación Jurídica y Empresarial"/>
            <form:item form:label="0648 - Recursos Humanos y Responsabilidad Social Corporativa"/>
            <form:item form:label="0649 - Ofimática y Proceso de la Información"/>
            <form:item form:label="0650 - Proceso Integral de la Actividad Comercial"/>
            <form:item form:label="0651 - Comunicación y Atención al Cliente"/>
            <form:item form:label="1709 - Itinerario Personal para la Empleabilidad I"/>
            <form:item form:label="0179 - Inglés Profesional GS"/>
            <form:item form:label="0652 - Gestión de Recursos Humanos"/>
            <form:item form:label="0653 - Gestión Financiera"/>
            <form:item form:label="0654 - Contabilidad y Fiscalidad"/>
            <form:item form:label="0655 - Gestión Logística y Comercial"/>
            <form:item form:label="0656 - Simulación empresarial"/>
            <form:item form:label="CV0004 - Inglés Técnico II"/>
            <form:item form:label="CV0003 - Inglés Técnico I (a extinguir)"/>
            <form:item form:label="0658 - Formación y Orientación Laboral (a extinguir)"/>
          </form:combobox>
          <form:text form:name="A_Apellidos" form:control-implementation="ooo:com.sun.star.form.component.TextField" xml:id="control22" form:id="control2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23" form:id="control2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24" form:id="control24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25" form:id="control25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26" form:id="control26" form:tab-index="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27" form:id="control27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UC" form:control-implementation="ooo:com.sun.star.form.component.TextField" xml:id="control28" form:id="control28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2UC" form:control-implementation="ooo:com.sun.star.form.component.TextField" xml:id="control29" form:id="control29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3UC" form:control-implementation="ooo:com.sun.star.form.component.TextField" xml:id="control30" form:id="control30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4UC" form:control-implementation="ooo:com.sun.star.form.component.TextField" xml:id="control31" form:id="control3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7UC" form:control-implementation="ooo:com.sun.star.form.component.TextField" xml:id="control32" form:id="control32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0UC" form:control-implementation="ooo:com.sun.star.form.component.TextField" xml:id="control33" form:id="control33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5UC" form:control-implementation="ooo:com.sun.star.form.component.TextField" xml:id="control34" form:id="control34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6UC" form:control-implementation="ooo:com.sun.star.form.component.TextField" xml:id="control35" form:id="control35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8UC" form:control-implementation="ooo:com.sun.star.form.component.TextField" xml:id="control36" form:id="control36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9UC" form:control-implementation="ooo:com.sun.star.form.component.TextField" xml:id="control37" form:id="control37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1UC" form:control-implementation="ooo:com.sun.star.form.component.TextField" xml:id="control38" form:id="control38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C_Modulo12UC" form:control-implementation="ooo:com.sun.star.form.component.TextField" xml:id="control39" form:id="control39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olicitud de convalidación de módulos <text:span text:style-name="T43">por </text:span><text:span text:style-name="T44">acreditaci</text:span><text:span text:style-name="T45">ón unidades de competencia</text:span></text:p>
      <text:p text:style-name="P6"><text:span text:style-name="Fuente_20_de_20_párrafo_20_predeter."><text:span text:style-name="T17"/></text:span></text:p>
      <text:p text:style-name="P2"><text:span text:style-name="Fuente_20_de_20_párrafo_20_predeter."><text:span text:style-name="T2">DATOS PERSONALES</text:span></text:span></text:p>
      <text:p text:style-name="P10"><text:span text:style-name="Fuente_20_de_20_párrafo_20_predeter."><text:span text:style-name="T1">NIF/NIE/Pasaporte </text:span></text:span><text:span text:style-name="Fuente_20_de_20_párrafo_20_predeter."><text:span text:style-name="T9">(1)</text:span></text:span><text:span text:style-name="Fuente_20_de_20_párrafo_20_predeter."><text:span text:style-name="T13">:</text:span></text:span><text:span text:style-name="Fuente_20_de_20_párrafo_20_predeter."><text:span text:style-name="T8"> </text:span></text:span><text:span text:style-name="Fuente_20_de_20_párrafo_20_predeter."><text:span text:style-name="T1"><draw:control text:anchor-type="as-char" draw:z-index="0" draw:name="Control 4" draw:style-name="gr2" draw:text-style-name="P45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5">NIA </text:span></text:span><text:span text:style-name="Fuente_20_de_20_párrafo_20_predeter."><text:span text:style-name="T8">(2)</text:span></text:span><text:span text:style-name="Fuente_20_de_20_párrafo_20_predeter."><text:span text:style-name="T13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11" draw:name="Control 12" draw:style-name="gr2" draw:text-style-name="P45" svg:width="2.193cm" svg:height="0.502cm" draw:control="control10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2" draw:text-style-name="P45" svg:width="4.005cm" svg:height="0.5cm" draw:control="control2"/></text:span></text:span></text:p>
      <text:p text:style-name="P7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1" draw:text-style-name="P49" svg:width="12.761cm" svg:height="0.502cm" draw:control="control22"/></text:span></text:span></text:p>
      <text:p text:style-name="P7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1" draw:text-style-name="P45" svg:width="12.755cm" svg:height="0.502cm" draw:control="control3"/></text:span></text:span></text:p>
      <text:p text:style-name="P8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1" draw:text-style-name="P45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1" draw:text-style-name="P45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1" draw:text-style-name="P45" svg:width="2.751cm" svg:height="0.5cm" draw:control="control23"/></text:span></text:span></text:p>
      <text:p text:style-name="P9"><text:span text:style-name="Fuente_20_de_20_párrafo_20_predeter."><text:span text:style-name="T1">T</text:span></text:span><text:span text:style-name="Fuente_20_de_20_párrafo_20_predeter."><text:span text:style-name="T4">e</text:span></text:span><text:span text:style-name="Fuente_20_de_20_párrafo_20_predeter."><text:span text:style-name="T1">l</text:span></text:span><text:span text:style-name="Fuente_20_de_20_párrafo_20_predeter."><text:span text:style-name="T4">é</text:span></text:span><text:span text:style-name="Fuente_20_de_20_párrafo_20_predeter."><text:span text:style-name="T1">f</text:span></text:span><text:span text:style-name="Fuente_20_de_20_párrafo_20_predeter."><text:span text:style-name="T4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2" draw:text-style-name="P45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2" draw:text-style-name="P45" svg:width="6.04cm" svg:height="0.5cm" draw:control="control7"/></text:span></text:span></text:p>
      <text:p text:style-name="P28"><text:span text:style-name="Fuente_20_de_20_párrafo_20_predeter."><text:span text:style-name="T15"/></text:span></text:p>
      <text:p text:style-name="P27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2"><text:span text:style-name="Fuente_20_de_20_párrafo_20_predeter."><text:span text:style-name="T1">Denominación: <text:s text:c="2"/>CENTRO ESPECÍFICO DE EDUCACIÓN A DISTANCIA</text:span></text:span></text:p>
      <text:p text:style-name="P13"><text:span text:style-name="Fuente_20_de_20_párrafo_20_predeter."><text:span text:style-name="T1">Dirección: <text:s text:c="2"/>C/ Casa de la Misericòrdia, 34</text:span></text:span></text:p>
      <text:p text:style-name="P14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6">e</text:span></text:span><text:span text:style-name="Fuente_20_de_20_párrafo_20_predeter."><text:span text:style-name="T1">ncia </text:span></text:span></text:p>
      <text:p text:style-name="P11"><text:span text:style-name="Fuente_20_de_20_párrafo_20_predeter."><text:span text:style-name="T1">Tlf. <text:s/>Fijo: 961206990 <text:s text:c="14"/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1"><text:span text:style-name="Fuente_20_de_20_párrafo_20_predeter."><text:span text:style-name="T16"/></text:span></text:p>
      <text:p text:style-name="P3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18">A</text:span></text:span><text:span text:style-name="Fuente_20_de_20_párrafo_20_predeter."><text:span text:style-name="T19">DMINISTRACIÓN Y FINANZAS</text:span></text:span></text:p>
      <text:p text:style-name="P34"><text:span text:style-name="Fuente_20_de_20_párrafo_20_predeter."><text:span text:style-name="T14"/></text:span></text:p>
      <text:p text:style-name="P35">MÓDULOS PROFESIONALES QUE SOLICITA </text:p>
      <text:p text:style-name="P36"/>
      <text:p text:style-name="P22"><text:span text:style-name="T20"><text:s text:c="14"/></text:span><text:span text:style-name="T22">Módulo</text:span><text:span text:style-name="T20"> <text:s text:c="30"/></text:span><text:span text:style-name="T24">UC Aportadas</text:span><text:span text:style-name="T25">(</text:span><text:span text:style-name="T26">3</text:span><text:span text:style-name="T25">)</text:span><text:span text:style-name="T23"> <text:s text:c="11"/></text:span><text:span text:style-name="T21"><text:s text:c="16"/></text:span><text:span text:style-name="T22">Módulo</text:span><text:span text:style-name="T23"> <text:s text:c="26"/></text:span><text:span text:style-name="T24">UC Aportadas</text:span><text:span text:style-name="T25">(</text:span><text:span text:style-name="T26">3</text:span><text:span text:style-name="T25">)</text:span><text:span text:style-name="T23"> <text:s text:c="28"/></text:span><text:span text:style-name="T22">Módulo</text:span><text:span text:style-name="T23"> <text:s text:c="24"/></text:span><text:span text:style-name="T24">UC Aportadas</text:span><text:span text:style-name="T25">(</text:span><text:span text:style-name="T26">3</text:span><text:span text:style-name="T25">)</text:span><text:span text:style-name="T23"> <text:s text:c="2"/></text:span></text:p>
      <text:p text:style-name="P16"/>
      <text:p text:style-name="P18"><draw:control text:anchor-type="as-char" draw:z-index="9" draw:name="Control 14" draw:style-name="gr2" draw:text-style-name="P47" svg:width="3.47cm" svg:height="0.5cm" draw:control="control8"/><text:s text:c="3"/><draw:control text:anchor-type="as-char" svg:y="-0.307cm" draw:z-index="27" draw:name="Control 10" draw:style-name="gr1" draw:text-style-name="P45" svg:width="2.38cm" svg:height="0.451cm" draw:control="control28"/><text:s text:c="6"/><draw:control text:anchor-type="as-char" svg:y="-0.335cm" draw:z-index="12" draw:name="Control 13" draw:style-name="gr1" draw:text-style-name="P47" svg:width="3.47cm" svg:height="0.5cm" draw:control="control11"/><text:s text:c="3"/><draw:control text:anchor-type="as-char" svg:y="-0.307cm" draw:z-index="28" draw:name="Control 16" draw:style-name="gr1" draw:text-style-name="P45" svg:width="2.38cm" svg:height="0.451cm" draw:control="control29"/><text:s text:c="6"/><draw:control text:anchor-type="as-char" svg:y="-0.332cm" draw:z-index="13" draw:name="Control 20" draw:style-name="gr1" draw:text-style-name="P47" svg:width="3.47cm" svg:height="0.5cm" draw:control="control12"/><text:s text:c="2"/><draw:control text:anchor-type="as-char" svg:y="-0.307cm" draw:z-index="29" draw:name="Control 18" draw:style-name="gr1" draw:text-style-name="P45" svg:width="2.38cm" svg:height="0.451cm" draw:control="control30"/></text:p>
      <text:p text:style-name="P16"/>
      <text:p text:style-name="P17"><draw:control text:anchor-type="as-char" draw:z-index="14" draw:name="Control 23" draw:style-name="gr2" draw:text-style-name="P47" svg:width="3.47cm" svg:height="0.5cm" draw:control="control13"/><text:s text:c="3"/><draw:control text:anchor-type="as-char" svg:y="-0.307cm" draw:z-index="30" draw:name="Control 17" draw:style-name="gr1" draw:text-style-name="P45" svg:width="2.38cm" svg:height="0.451cm" draw:control="control31"/><text:s text:c="6"/><draw:control text:anchor-type="as-char" draw:z-index="15" draw:name="Control 15" draw:style-name="gr2" draw:text-style-name="P47" svg:width="3.47cm" svg:height="0.5cm" draw:control="control14"/><text:s text:c="3"/><draw:control text:anchor-type="as-char" svg:y="-0.307cm" draw:z-index="33" draw:name="Control 22" draw:style-name="gr1" draw:text-style-name="P45" svg:width="2.38cm" svg:height="0.451cm" draw:control="control34"/><text:s text:c="6"/><draw:control text:anchor-type="as-char" draw:z-index="16" draw:name="Control 27" draw:style-name="gr2" draw:text-style-name="P47" svg:width="3.47cm" svg:height="0.5cm" draw:control="control15"/><text:s text:c="2"/><draw:control text:anchor-type="as-char" svg:y="-0.307cm" draw:z-index="34" draw:name="Control 24" draw:style-name="gr1" draw:text-style-name="P45" svg:width="2.38cm" svg:height="0.451cm" draw:control="control35"/><text:s text:c="8"/></text:p>
      <text:p text:style-name="P15"><text:s text:c="5"/></text:p>
      <text:p text:style-name="P17"><draw:control text:anchor-type="as-char" draw:z-index="17" draw:name="Control 40" draw:style-name="gr2" draw:text-style-name="P47" svg:width="3.47cm" svg:height="0.5cm" draw:control="control16"/><text:s text:c="3"/><draw:control text:anchor-type="as-char" svg:y="-0.307cm" draw:z-index="31" draw:name="Control 19" draw:style-name="gr1" draw:text-style-name="P45" svg:width="2.38cm" svg:height="0.451cm" draw:control="control32"/><text:s text:c="6"/><draw:control text:anchor-type="as-char" draw:z-index="18" draw:name="Control 44" draw:style-name="gr2" draw:text-style-name="P47" svg:width="3.47cm" svg:height="0.5cm" draw:control="control17"/><text:s text:c="3"/><draw:control text:anchor-type="as-char" svg:y="-0.307cm" draw:z-index="35" draw:name="Control 25" draw:style-name="gr1" draw:text-style-name="P45" svg:width="2.38cm" svg:height="0.451cm" draw:control="control36"/><text:s text:c="6"/><draw:control text:anchor-type="as-char" draw:z-index="19" draw:name="Control 48" draw:style-name="gr2" draw:text-style-name="P47" svg:width="3.47cm" svg:height="0.5cm" draw:control="control18"/><text:s text:c="2"/><draw:control text:anchor-type="as-char" svg:y="-0.307cm" draw:z-index="36" draw:name="Control 26" draw:style-name="gr1" draw:text-style-name="P45" svg:width="2.38cm" svg:height="0.451cm" draw:control="control37"/><text:s/></text:p>
      <text:p text:style-name="P15"/>
      <text:p text:style-name="P17"><draw:control text:anchor-type="as-char" draw:z-index="20" draw:name="Control 49" draw:style-name="gr2" draw:text-style-name="P47" svg:width="3.47cm" svg:height="0.5cm" draw:control="control19"/><text:s text:c="3"/><draw:control text:anchor-type="as-char" svg:y="-0.307cm" draw:z-index="32" draw:name="Control 21" draw:style-name="gr1" draw:text-style-name="P45" svg:width="2.38cm" svg:height="0.451cm" draw:control="control33"/><text:s text:c="6"/><draw:control text:anchor-type="as-char" draw:z-index="21" draw:name="Control 50" draw:style-name="gr2" draw:text-style-name="P47" svg:width="3.47cm" svg:height="0.5cm" draw:control="control20"/><text:s text:c="3"/><draw:control text:anchor-type="as-char" svg:y="-0.307cm" draw:z-index="37" draw:name="Control 28" draw:style-name="gr1" draw:text-style-name="P45" svg:width="2.38cm" svg:height="0.451cm" draw:control="control38"/><text:s text:c="6"/><draw:control text:anchor-type="as-char" draw:z-index="22" draw:name="Control 52" draw:style-name="gr2" draw:text-style-name="P47" svg:width="3.47cm" svg:height="0.5cm" draw:control="control21"/><text:s text:c="2"/><draw:control text:anchor-type="as-char" svg:y="-0.307cm" draw:z-index="38" draw:name="Control 29" draw:style-name="gr1" draw:text-style-name="P45" svg:width="2.38cm" svg:height="0.451cm" draw:control="control39"/></text:p>
      <text:p text:style-name="P5"><text:span text:style-name="Fuente_20_de_20_párrafo_20_predeter."><text:span text:style-name="T16"/></text:span></text:p>
      <text:p text:style-name="P23">A<text:span text:style-name="T39"> </text:span>tal<text:span text:style-name="T40"> </text:span>efecto<text:span text:style-name="T41"> </text:span>presenta<text:span text:style-name="T41"> </text:span>la<text:span text:style-name="T41"> </text:span>siguiente<text:span text:style-name="T40"> documentación:</text:span></text:p>
      <text:p text:style-name="P24"><text:span text:style-name="T42"><draw:control text:anchor-type="as-char" draw:z-index="10" draw:name="Control 35" draw:style-name="gr3" draw:text-style-name="P48" svg:width="0.249cm" svg:height="0.251cm" draw:control="control9"/></text:span><text:span text:style-name="T42"><text:s/></text:span>Documentación oficial, emit<text:span text:style-name="T48">i</text:span>da por la <text:span text:style-name="T47">C</text:span>onselleria de <text:span text:style-name="T47">E</text:span>ducación, que acredite las competencias profesionales. (No se aceptará el informe evaluador Anexo VI).</text:p>
      <text:p text:style-name="P26"/>
      <text:p text:style-name="P4"><text:span text:style-name="Fuente_20_de_20_párrafo_20_predeter."><text:span text:style-name="T2">CORRESPONDENCIA DE LAS UNIDADES DE COMPETENCIA ACREDITADAS CON LOS MÓDULOS PROFESIONALES PARA SU CONVALIDACIÓN </text:span></text:span><text:span text:style-name="Fuente_20_de_20_párrafo_20_predeter."><text:span text:style-name="T3">(</text:span></text:span><text:span text:style-name="Fuente_20_de_20_párrafo_20_predeter."><text:span text:style-name="T2">ART. 8 A LEY ORGÁNICA 5/2002</text:span></text:span><text:span text:style-name="Fuente_20_de_20_párrafo_20_predeter."><text:span text:style-name="T3">)</text:span></text:span></text:p>
      <text:p text:style-name="P3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Unidades de competencia acreditadas</text:p>
          </table:table-cell>
          <table:table-cell table:style-name="Tabla1.A1" office:value-type="string">
            <text:p text:style-name="P30">Módulos profesionales convalidables</text:p>
          </table:table-cell>
        </table:table-row>
        <table:table-row table:style-name="Tabla1.2">
          <table:table-cell table:style-name="Tabla1.A1" office:value-type="string">
            <text:p text:style-name="P29">UC0988_3: Preparar y presentar expedientes y documentación jurídica y empresarial ante Organismos y Administraciones Públicas</text:p>
          </table:table-cell>
          <table:table-cell table:style-name="Tabla1.A1" office:value-type="string">
            <text:p text:style-name="P29">0647. Gestión de la documentación jurídica y empresarial.</text:p>
          </table:table-cell>
        </table:table-row>
        <table:table-row>
          <table:table-cell table:style-name="Tabla1.A1" office:value-type="string">
            <text:p text:style-name="P29">UC0238_3 Realizar el apoyo administrativo a las tareas de selección, formación y desarrollo de recursos humanos.</text:p>
            <text:p text:style-name="P29">UC0980_2: Efectuar las actividades de apoyo administrativo de recursos humanos</text:p>
          </table:table-cell>
          <table:table-cell table:style-name="Tabla1.A1" office:value-type="string">
            <text:p text:style-name="P29">0648. Recursos humanos y responsabilidad social corporativa.</text:p>
          </table:table-cell>
        </table:table-row>
        <table:table-row>
          <table:table-cell table:style-name="Tabla1.A1" office:value-type="string">
            <text:p text:style-name="P41"><text:span text:style-name="T49">UC0987_3 Administrar los sistemas de información y archivo en soporte convencional e informático.</text:span></text:p>
            <text:p text:style-name="P41"><text:span text:style-name="T49">UC0986_3: Elaborar documentación y presentaciones profesionales en distintos formatos.</text:span></text:p>
            <text:p text:style-name="P41"><text:span text:style-name="T49">UC0233_2 Manejar aplicaciones ofimáticas en la gestión de la información y la documentación.</text:span></text:p>
          </table:table-cell>
          <table:table-cell table:style-name="Tabla1.A1" office:value-type="string">
            <text:p text:style-name="P29">0649. Ofimática y proceso de la información.</text:p>
          </table:table-cell>
        </table:table-row>
        <table:table-row>
          <table:table-cell table:style-name="Tabla1.A1" office:value-type="string">
            <text:p text:style-name="P29">UC0500_3 Gestionar y controlar la tesorería y su presupuesto.</text:p>
            <text:p text:style-name="P29">UC0979_2: Realizar las gestiones administrativas de tesorería.</text:p>
          </table:table-cell>
          <table:table-cell table:style-name="Tabla1.A1" office:value-type="string">
            <text:p text:style-name="P29">0650. Proceso integral de la actividad comercial.</text:p>
          </table:table-cell>
        </table:table-row>
        <table:table-row>
          <table:table-cell table:style-name="Tabla1.A1" office:value-type="string">
            <text:p text:style-name="P29">UC0982_3: Administrar y gestionar con autonomía las comunicaciones de la dirección.</text:p>
          </table:table-cell>
          <table:table-cell table:style-name="Tabla1.A1" office:value-type="string">
            <text:p text:style-name="P29">0651. Comunicación y atención al cliente.</text:p>
          </table:table-cell>
        </table:table-row>
        <table:table-row>
          <table:table-cell table:style-name="Tabla1.A1" office:value-type="string">
            <text:p text:style-name="P29">UC0237_3 Realizar la gestión y control administrativo de recursos humanos.</text:p>
          </table:table-cell>
          <table:table-cell table:style-name="Tabla1.A1" office:value-type="string">
            <text:p text:style-name="P43">0652. Gestión de recursos humanos.</text:p>
          </table:table-cell>
        </table:table-row>
        <table:table-row>
          <table:table-cell table:style-name="Tabla1.A1" office:value-type="string">
            <text:p text:style-name="P29">UC0498_3 Determinar las necesidades financieras de la empresa.</text:p>
            <text:p text:style-name="P29">UC0499_3 Gestionar la información y contratación de los recursos financieros.</text:p>
          </table:table-cell>
          <table:table-cell table:style-name="Tabla1.A1" office:value-type="string">
            <text:p text:style-name="P29">0653. Gestión financiera.</text:p>
          </table:table-cell>
        </table:table-row>
        <table:table-row>
          <table:table-cell table:style-name="Tabla1.A1" office:value-type="string">
            <text:p text:style-name="P29">UC0231_3 Realizar la gestión contable y fiscal.</text:p>
          </table:table-cell>
          <table:table-cell table:style-name="Tabla1.A1" office:value-type="string">
            <text:p text:style-name="P29">0654. Contabilidad y fiscalidad.</text:p>
          </table:table-cell>
        </table:table-row>
      </table:table>
      <text:p text:style-name="P25"/>
      <text:p text:style-name="P31"><text:span text:style-name="T28">(1) </text:span><text:span text:style-name="T27">NIA:</text:span><text:span text:style-name="T29"> </text:span><text:span text:style-name="T30">N</text:span><text:span text:style-name="T34">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l</text:span><text:span text:style-name="T33"> </text:span><text:span text:style-name="T35">alumno/a</text:span></text:p>
      <text:p text:style-name="P32"><text:span text:style-name="T28">(2) </text:span><text:span text:style-name="T27">DNI</text:span><text:span text:style-name="T32"> </text:span><text:span text:style-name="T27">/ NIE:</text:span><text:span text:style-name="T32"> </text:span><text:span text:style-name="T34">Documento</text:span><text:span text:style-name="T31"> </text:span><text:span text:style-name="T34">nacional</text:span><text:span text:style-name="T33"> </text:span><text:span text:style-name="T34">de</text:span><text:span text:style-name="T33"> </text:span><text:span text:style-name="T34">identidad</text:span><text:span text:style-name="T38"> </text:span><text:span text:style-name="T34">–</text:span><text:span text:style-name="T31"> </text:span><text:span text:style-name="T34">Número</text:span><text:span text:style-name="T31"> </text:span><text:span text:style-name="T34">de</text:span><text:span text:style-name="T33"> </text:span><text:span text:style-name="T34">identificación</text:span><text:span text:style-name="T33"> </text:span><text:span text:style-name="T34">de</text:span><text:span text:style-name="T38"> </text:span><text:span text:style-name="T34">extranjeros</text:span><text:span text:style-name="T33"> </text:span><text:span text:style-name="T34">o</text:span><text:span text:style-name="T33"> </text:span><text:span text:style-name="T34">documento</text:span><text:span text:style-name="T33"> </text:span><text:span text:style-name="T34">legalmente</text:span><text:span text:style-name="T33"> </text:span><text:span text:style-name="T35">establecido</text:span></text:p>
      <text:p text:style-name="P33"><text:span text:style-name="T36">(</text:span><text:span text:style-name="T37">3</text:span><text:span text:style-name="T36">) </text:span><text:span text:style-name="T37">C</text:span><text:span text:style-name="T46">ódigos de las UC aportadas para la convalidación de módulo. En caso de ser necesarias varias separarlas por comas. Por ejemplo: UC0223_3, UC0223_6</text:span></text:p>
      <text:p text:style-name="P33"><text:span text:style-name="T46"/></text:p>
      <text:p text:style-name="P33"><text:span text:style-name="T46"/></text:p>
      <text:p text:style-name="P19"><text:span text:style-name="Fuente_20_de_20_párrafo_20_predeter."><text:span text:style-name="T10"/></text:span></text:p>
      <text:p text:style-name="P20"><text:span text:style-name="Fuente_20_de_20_párrafo_20_predeter."><text:span text:style-name="T10"><text:tab/></text:span></text:span><text:span text:style-name="Fuente_20_de_20_párrafo_20_predeter."><text:span text:style-name="T10"><draw:control text:anchor-type="as-char" draw:z-index="23" draw:name="Control 55" draw:style-name="gr2" draw:text-style-name="P45" svg:width="3.55cm" svg:height="0.5cm" draw:control="control24"/></text:span></text:span><text:span text:style-name="Fuente_20_de_20_párrafo_20_predeter."><text:span text:style-name="T10">, </text:span></text:span><text:span text:style-name="Fuente_20_de_20_párrafo_20_predeter."><text:span text:style-name="T10"><draw:control text:anchor-type="as-char" draw:z-index="24" draw:name="Control 56" draw:style-name="gr2" draw:text-style-name="P46" svg:width="1.091cm" svg:height="0.5cm" draw:control="control25"/></text:span></text:span><text:span text:style-name="Fuente_20_de_20_párrafo_20_predeter."><text:span text:style-name="T10"><text:s/></text:span></text:span><text:span text:style-name="Fuente_20_de_20_párrafo_20_predeter."><text:span text:style-name="T11">de </text:span></text:span><text:span text:style-name="Fuente_20_de_20_párrafo_20_predeter."><text:span text:style-name="T11"><draw:control text:anchor-type="as-char" draw:z-index="25" draw:name="Control 57" draw:style-name="gr2" draw:text-style-name="P45" svg:width="3.192cm" svg:height="0.5cm" draw:control="control26"/></text:span></text:span><text:span text:style-name="Fuente_20_de_20_párrafo_20_predeter."><text:span text:style-name="T11"><text:s/>de </text:span></text:span><text:span text:style-name="Fuente_20_de_20_párrafo_20_predeter."><text:span text:style-name="T11"><draw:control text:anchor-type="as-char" draw:z-index="26" draw:name="Control 58" draw:style-name="gr2" draw:text-style-name="P45" svg:width="1.265cm" svg:height="0.5cm" draw:control="control27"/></text:span></text:span></text:p>
      <text:p text:style-name="P20"><text:span text:style-name="Fuente_20_de_20_párrafo_20_predeter."><text:span text:style-name="T12"/></text:span></text:p>
      <text:p text:style-name="P40"/>
      <text:p text:style-name="P37"/>
      <text:p text:style-name="P21"><text:span text:style-name="Fuente_20_de_20_párrafo_20_predeter."><text:span text:style-name="T11"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Arial5" svg:font-family="Arial" style:font-adornments="Regular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por competencias</dc:title>
    <meta:creation-date>2024-06-27T11:40:59.596000000</meta:creation-date>
    <meta:editing-cycles>74</meta:editing-cycles>
    <meta:editing-duration>P6DT4H52M30S</meta:editing-duration>
    <dc:date>2024-11-25T20:45:14.858486722</dc:date>
    <meta:document-statistic meta:table-count="1" meta:image-count="0" meta:object-count="0" meta:page-count="1" meta:paragraph-count="52" meta:word-count="381" meta:character-count="3210" meta:non-whitespace-character-count="2558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